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re Franklin" svg:font-family="'Libre Franklin', 'Helvetica Neue', helvetica, arial, sans-serif"/>
    <style:font-face style:name="Lohit Devanagari1" svg:font-family="'Lohit Devanagari'"/>
    <style:font-face style:name="source-code-pro" svg:font-family="source-code-pro, Menlo, Monaco, 'Courier New', Courier, monospace"/>
    <style:font-face style:name="source-serif-pro" svg:font-family="source-serif-pro, Georgia, Cambria, 'Times New Roman', Times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officeooo:rsid="002283be" officeooo:paragraph-rsid="002283be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3f2df7" officeooo:paragraph-rsid="00407931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410ee0" officeooo:paragraph-rsid="00410ee0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410ee0" officeooo:paragraph-rsid="00418cff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418cff" officeooo:paragraph-rsid="00418cff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418cff" officeooo:paragraph-rsid="00429c8a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418cff" officeooo:paragraph-rsid="00469be6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462371" officeooo:paragraph-rsid="00462371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paragraph-rsid="002283be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4a168c" officeooo:paragraph-rsid="004a168c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4b5714" officeooo:paragraph-rsid="004b5714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fo:font-weight="bold" officeooo:rsid="00429c8a" officeooo:paragraph-rsid="00429c8a" style:font-size-asian="14pt" style:font-weight-asian="bold" style:font-size-complex="14pt" style:font-weight-complex="bold"/>
    </style:style>
    <style:style style:name="P14" style:family="paragraph" style:parent-style-name="Standard">
      <style:paragraph-properties fo:line-height="150%"/>
      <style:text-properties style:font-name="Ubuntu" fo:font-size="14pt" fo:font-weight="bold" officeooo:rsid="004441bc" officeooo:paragraph-rsid="004441bc" style:font-size-asian="14pt" style:font-weight-asian="bold" style:font-size-complex="14pt" style:font-weight-complex="bold"/>
    </style:style>
    <style:style style:name="P15" style:family="paragraph" style:parent-style-name="Standard">
      <style:paragraph-properties fo:line-height="150%"/>
      <style:text-properties style:font-name="Ubuntu" fo:font-size="14pt" officeooo:rsid="00462371" officeooo:paragraph-rsid="00462371" fo:background-color="#dddddd" style:font-size-asian="14pt" style:font-size-complex="14pt"/>
    </style:style>
    <style:style style:name="P16" style:family="paragraph" style:parent-style-name="Standard">
      <style:paragraph-properties fo:line-height="150%"/>
      <style:text-properties style:font-name="Ubuntu" fo:font-size="14pt" officeooo:rsid="00418cff" officeooo:paragraph-rsid="00469be6" fo:background-color="#dddddd" style:font-size-asian="14pt" style:font-size-complex="14pt"/>
    </style:style>
    <style:style style:name="P17" style:family="paragraph" style:parent-style-name="Standard">
      <style:paragraph-properties fo:line-height="150%"/>
      <style:text-properties style:font-name="Ubuntu" fo:font-size="14pt" officeooo:rsid="004441bc" officeooo:paragraph-rsid="00469be6" fo:background-color="#dddddd" style:font-size-asian="14pt" style:font-size-complex="14pt"/>
    </style:style>
    <style:style style:name="P18" style:family="paragraph" style:parent-style-name="Standard">
      <style:paragraph-properties fo:line-height="150%"/>
      <style:text-properties fo:font-variant="normal" fo:text-transform="none" fo:color="#333333" loext:opacity="100%" style:font-name="Libre Franklin" fo:font-size="10.9499998092651pt" fo:letter-spacing="normal" fo:font-style="normal" fo:font-weight="normal" officeooo:rsid="002283be" officeooo:paragraph-rsid="00407931" style:font-size-asian="14pt" style:font-size-complex="14pt"/>
    </style:style>
    <style:style style:name="P19" style:family="paragraph" style:parent-style-name="Standard">
      <style:paragraph-properties fo:line-height="150%"/>
      <style:text-properties fo:font-variant="normal" fo:text-transform="none" fo:color="#333333" loext:opacity="100%" style:font-name="Ubuntu" fo:font-size="14pt" fo:letter-spacing="normal" fo:font-style="normal" fo:font-weight="normal" officeooo:rsid="00315efa" officeooo:paragraph-rsid="00410ee0" style:font-size-asian="14pt" style:font-size-complex="14pt"/>
    </style:style>
    <style:style style:name="P20" style:family="paragraph" style:parent-style-name="Standard">
      <style:paragraph-properties fo:line-height="150%"/>
      <style:text-properties fo:color="#000000" loext:opacity="100%" style:font-name="Ubuntu" fo:font-size="14pt" fo:font-style="normal" fo:font-weight="normal" fo:background-color="transparent" style:font-size-asian="14pt" style:font-style-asian="normal" style:font-size-complex="14pt" style:font-style-complex="normal"/>
    </style:style>
    <style:style style:name="P21" style:family="paragraph" style:parent-style-name="Standard">
      <style:paragraph-properties fo:line-height="150%"/>
      <style:text-properties fo:color="#000000" loext:opacity="100%" style:font-name="Ubuntu" fo:font-size="14pt" fo:font-style="normal" fo:font-weight="normal" officeooo:paragraph-rsid="002283be" fo:background-color="transparent" style:font-size-asian="14pt" style:font-style-asian="normal" style:font-size-complex="14pt" style:font-style-complex="normal"/>
    </style:style>
    <style:style style:name="P22" style:family="paragraph" style:parent-style-name="Standard">
      <style:paragraph-properties fo:line-height="150%"/>
      <style:text-properties fo:color="#000000" loext:opacity="100%" style:font-name="Ubuntu" fo:font-size="14pt" fo:font-style="normal" fo:font-weight="normal" officeooo:rsid="002283be" officeooo:paragraph-rsid="002283be" fo:background-color="transparent" style:font-size-asian="14pt" style:font-style-asian="normal" style:font-size-complex="14pt" style:font-style-complex="normal"/>
    </style:style>
    <style:style style:name="P23" style:family="paragraph" style:parent-style-name="Standard">
      <style:paragraph-properties fo:line-height="150%"/>
      <style:text-properties fo:color="#000000" loext:opacity="100%" style:font-name="Ubuntu" fo:font-size="14pt" fo:font-style="normal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paragraph-properties fo:line-height="150%"/>
      <style:text-properties fo:color="#000000" loext:opacity="100%" style:font-name="Ubuntu" fo:font-size="14pt" fo:font-style="normal" fo:font-weight="normal" officeooo:rsid="00410ee0" officeooo:paragraph-rsid="00410ee0" fo:background-color="#dddddd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line-height="150%"/>
      <style:text-properties fo:color="#000000" loext:opacity="100%" style:font-name="Ubuntu" fo:font-size="14pt" fo:font-style="normal" fo:font-weight="normal" fo:background-color="#dddddd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line-height="150%"/>
      <style:text-properties fo:color="#000000" loext:opacity="100%" style:font-name="Ubuntu" fo:font-size="14pt" fo:font-style="normal" fo:font-weight="normal" fo:background-color="#dddddd" style:font-size-asian="14pt" style:font-style-asian="normal" style:font-size-complex="14pt" style:font-style-complex="normal"/>
    </style:style>
    <style:style style:name="P27" style:family="paragraph" style:parent-style-name="Standard">
      <style:paragraph-properties fo:line-height="150%"/>
      <style:text-properties fo:color="#000000" loext:opacity="100%" style:font-name="Ubuntu" fo:font-size="14pt" fo:font-style="normal" fo:font-weight="normal" officeooo:paragraph-rsid="004eb34d" fo:background-color="#dddddd" style:font-size-asian="14pt" style:font-style-asian="normal" style:font-size-complex="14pt" style:font-style-complex="normal"/>
    </style:style>
    <style:style style:name="P28" style:family="paragraph" style:parent-style-name="Standard">
      <style:paragraph-properties fo:line-height="150%"/>
      <style:text-properties fo:color="#000000" loext:opacity="100%" style:font-name="Ubuntu" fo:font-size="14pt" fo:font-style="normal" fo:font-weight="normal" officeooo:paragraph-rsid="00500bfc" fo:background-color="#dddddd" style:font-size-asian="14pt" style:font-style-asian="normal" style:font-size-complex="14pt" style:font-style-complex="normal"/>
    </style:style>
    <style:style style:name="P29" style:family="paragraph" style:parent-style-name="Standard">
      <style:paragraph-properties fo:line-height="150%"/>
      <style:text-properties fo:color="#000000" loext:opacity="100%" style:font-name="Ubuntu" fo:font-size="14pt" fo:font-style="normal" fo:background-color="transparent" style:font-size-asian="14pt" style:font-style-asian="normal" style:font-size-complex="14pt" style:font-style-complex="normal"/>
    </style:style>
    <style:style style:name="P30" style:family="paragraph" style:parent-style-name="Standard">
      <style:paragraph-properties fo:line-height="150%"/>
      <style:text-properties fo:color="#000000" loext:opacity="100%" style:font-name="Ubuntu" fo:font-size="14pt" fo:font-style="normal" officeooo:rsid="002283be" officeooo:paragraph-rsid="002283be" fo:background-color="transparent" style:font-size-asian="14pt" style:font-style-asian="normal" style:font-size-complex="14pt" style:font-style-complex="normal"/>
    </style:style>
    <style:style style:name="P31" style:family="paragraph" style:parent-style-name="Standard">
      <style:paragraph-properties fo:line-height="150%"/>
      <style:text-properties fo:color="#000000" loext:opacity="100%" style:font-name="Ubuntu" fo:font-size="14pt" fo:font-style="normal" fo:font-weight="bold" officeooo:rsid="004b5714" officeooo:paragraph-rsid="004b5714" fo:background-color="transparent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Standard">
      <style:paragraph-properties fo:line-height="150%"/>
      <style:text-properties fo:color="#000000" loext:opacity="100%" style:font-name="Ubuntu" fo:font-size="14pt" fo:font-style="normal" fo:font-weight="bold" officeooo:rsid="004c358d" officeooo:paragraph-rsid="004c358d" fo:background-color="transparent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Standard">
      <style:paragraph-properties fo:margin-top="0cm" fo:margin-bottom="0.499cm" style:contextual-spacing="false" fo:line-height="150%"/>
      <style:text-properties fo:color="#000000" loext:opacity="100%" style:font-name="Ubuntu" fo:font-size="14pt" fo:font-style="normal" fo:font-weight="bold" officeooo:rsid="00469be6" officeooo:paragraph-rsid="00469be6" fo:background-color="transparent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35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36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410ee0" officeooo:paragraph-rsid="00410ee0" fo:background-color="#dddddd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paragraph-properties fo:line-height="150%"/>
      <style:text-properties fo:color="#000000" loext:opacity="100%" style:font-name="Ubuntu" fo:font-size="14pt" officeooo:rsid="00469be6" officeooo:paragraph-rsid="00469be6" fo:background-color="transparent" style:font-size-asian="14pt" style:font-style-asian="normal" style:font-size-complex="14pt" style:font-style-complex="normal"/>
    </style:style>
    <style:style style:name="P38" style:family="paragraph" style:parent-style-name="Standard">
      <style:paragraph-properties fo:line-height="150%"/>
      <style:text-properties style:font-name="Ubuntu" fo:font-size="14pt" officeooo:rsid="00418cff" officeooo:paragraph-rsid="00469be6" fo:background-color="#dddddd" style:font-size-asian="14pt" style:font-size-complex="14pt"/>
    </style:style>
    <style:style style:name="P39" style:family="paragraph" style:parent-style-name="Text_20_body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513e9b" officeooo:paragraph-rsid="00513e9b" fo:background-color="transparent" style:font-size-asian="14pt" style:font-style-asian="normal" style:font-size-complex="14pt" style:font-style-complex="normal"/>
    </style:style>
    <style:style style:name="P40" style:family="paragraph" style:parent-style-name="Text_20_body">
      <style:paragraph-properties fo:line-height="150%"/>
      <style:text-properties fo:color="#000000" loext:opacity="100%" style:font-name="Ubuntu" fo:font-size="14pt" fo:font-style="normal" officeooo:paragraph-rsid="004b5714" fo:background-color="transparent" style:font-size-asian="14pt" style:font-style-asian="normal" style:font-size-complex="14pt" style:font-style-complex="normal"/>
    </style:style>
    <style:style style:name="T1" style:family="text">
      <style:text-properties officeooo:rsid="003d96f7"/>
    </style:style>
    <style:style style:name="T2" style:family="text">
      <style:text-properties officeooo:rsid="00407931"/>
    </style:style>
    <style:style style:name="T3" style:family="text">
      <style:text-properties fo:color="#000000" loext:opacity="100%" fo:background-color="transparent" loext:char-shading-value="0" style:font-style-asian="normal" style:font-weight-asian="normal" style:font-style-complex="normal" style:font-weight-complex="normal"/>
    </style:style>
    <style:style style:name="T4" style:family="text">
      <style:text-properties fo:color="#000000" loext:opacity="100%" officeooo:rsid="0024a584" fo:background-color="transparent" loext:char-shading-value="0" style:font-style-asian="normal" style:font-weight-asian="normal" style:font-style-complex="normal" style:font-weight-complex="normal"/>
    </style:style>
    <style:style style:name="T5" style:family="text">
      <style:text-properties fo:color="#000000" loext:opacity="100%" style:font-name="Ubuntu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6" style:family="text">
      <style:text-properties fo:color="#000000" loext:opacity="100%" fo:font-weight="normal" fo:background-color="transparent" loext:char-shading-value="0" style:font-style-asian="normal" style:font-weight-asian="normal" style:font-style-complex="normal" style:font-weight-complex="normal"/>
    </style:style>
    <style:style style:name="T7" style:family="text">
      <style:text-properties fo:color="#000000" loext:opacity="100%" fo:font-style="normal" fo:font-weight="normal" fo:background-color="#dddddd" loext:char-shading-value="0" style:font-style-asian="normal" style:font-weight-asian="normal" style:font-style-complex="normal" style:font-weight-complex="normal"/>
    </style:style>
    <style:style style:name="T8" style:family="text">
      <style:text-properties fo:color="#000000" loext:opacity="100%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9" style:family="text">
      <style:text-properties officeooo:rsid="00410ee0"/>
    </style:style>
    <style:style style:name="T10" style:family="text">
      <style:text-properties officeooo:rsid="00418cff"/>
    </style:style>
    <style:style style:name="T11" style:family="text">
      <style:text-properties officeooo:rsid="00429c8a"/>
    </style:style>
    <style:style style:name="T12" style:family="text">
      <style:text-properties officeooo:rsid="004441bc"/>
    </style:style>
    <style:style style:name="T13" style:family="text">
      <style:text-properties fo:background-color="#dddddd" loext:char-shading-value="0"/>
    </style:style>
    <style:style style:name="T14" style:family="text">
      <style:text-properties officeooo:rsid="00469be6" fo:background-color="#dddddd" loext:char-shading-value="0"/>
    </style:style>
    <style:style style:name="T15" style:family="text">
      <style:text-properties officeooo:rsid="00429c8a" fo:background-color="#dddddd" loext:char-shading-value="0"/>
    </style:style>
    <style:style style:name="T16" style:family="text">
      <style:text-properties officeooo:rsid="00469be6"/>
    </style:style>
    <style:style style:name="T17" style:family="text">
      <style:text-properties fo:font-weight="bold" officeooo:rsid="00469be6" style:font-weight-asian="bold" style:font-weight-complex="bold"/>
    </style:style>
    <style:style style:name="T18" style:family="text">
      <style:text-properties fo:font-weight="normal"/>
    </style:style>
    <style:style style:name="T19" style:family="text">
      <style:text-properties fo:font-weight="normal" fo:background-color="#dddddd" loext:char-shading-value="0"/>
    </style:style>
    <style:style style:name="T20" style:family="text">
      <style:text-properties officeooo:rsid="004c358d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fo:background-color="transparent" loext:char-shading-value="0"/>
    </style:style>
    <style:style style:name="T23" style:family="text">
      <style:text-properties fo:font-variant="normal" fo:text-transform="none" fo:color="#292929" loext:opacity="100%" style:font-name="source-serif-pro" fo:font-size="13.6999998092651pt" fo:letter-spacing="normal" fo:font-style="normal" fo:font-weight="normal"/>
    </style:style>
    <style:style style:name="T24" style:family="text">
      <style:text-properties fo:font-variant="normal" fo:text-transform="none" fo:color="#292929" loext:opacity="100%" style:font-name="source-serif-pro" fo:font-size="13.6999998092651pt" fo:letter-spacing="normal" fo:font-style="normal" fo:font-weight="normal" officeooo:rsid="00513e9b"/>
    </style:style>
    <style:style style:name="T25" style:family="text">
      <style:text-properties fo:font-variant="normal" fo:text-transform="none" fo:color="#292929" loext:opacity="100%" style:font-name="source-code-pro" fo:font-size="10.3000001907349pt" fo:letter-spacing="normal" fo:font-style="normal" fo:font-weight="normal" fo:background-color="#f2f2f2" loext:char-shading-value="0" loext:padding="0cm" loext:border="none"/>
    </style:style>
    <style:style style:name="T26" style:family="text">
      <style:text-properties fo:font-variant="normal" fo:text-transform="none" fo:color="#292929" loext:opacity="100%" fo:letter-spacing="normal"/>
    </style:style>
    <style:style style:name="T27" style:family="text">
      <style:text-properties fo:font-variant="normal" fo:text-transform="none" fo:color="#292929" loext:opacity="100%" fo:letter-spacing="normal" fo:font-style="normal" fo:font-weight="normal" officeooo:rsid="00513e9b"/>
    </style:style>
    <style:style style:name="T28" style:family="text">
      <style:text-properties fo:font-variant="normal" fo:text-transform="none" fo:color="#292929" loext:opacity="100%" fo:letter-spacing="normal" fo:font-weight="normal" officeooo:rsid="00513e9b"/>
    </style:style>
    <style:style style:name="T29" style:family="text">
      <style:text-properties fo:font-variant="normal" fo:text-transform="none" fo:color="#292929" loext:opacity="100%" fo:font-size="13.6999998092651pt" fo:letter-spacing="normal" fo:font-style="normal" fo:font-weight="normal" officeooo:rsid="00513e9b"/>
    </style:style>
    <style:style style:name="T30" style:family="text">
      <style:text-properties fo:font-variant="normal" fo:text-transform="none" fo:letter-spacing="normal" fo:font-weight="normal"/>
    </style:style>
    <style:style style:name="T31" style:family="text">
      <style:text-properties fo:font-variant="normal" fo:text-transform="none" fo:letter-spacing="normal" fo:font-weight="normal" officeooo:rsid="0054a58e"/>
    </style:style>
    <style:style style:name="T32" style:family="text">
      <style:text-properties fo:color="#292929" loext:opacity="100%"/>
    </style:style>
    <style:style style:name="T33" style:family="text">
      <style:text-properties fo:color="#292929" loext:opacity="100%" style:font-name="source-serif-pro" fo:font-size="13.6999998092651pt"/>
    </style:style>
    <style:style style:name="T34" style:family="text">
      <style:text-properties fo:color="#292929" loext:opacity="100%" style:font-name="source-serif-pro" fo:font-size="13.6999998092651pt" fo:letter-spacing="normal" fo:font-style="italic" fo:font-weight="normal"/>
    </style:style>
    <style:style style:name="T35" style:family="text">
      <style:text-properties fo:color="#292929" loext:opacity="100%" style:font-name="source-serif-pro" fo:font-size="13.6999998092651pt" officeooo:rsid="002283be"/>
    </style:style>
    <style:style style:name="T36" style:family="text">
      <style:text-properties fo:color="#292929" loext:opacity="100%" fo:font-size="13.6999998092651pt"/>
    </style:style>
    <style:style style:name="T37" style:family="text">
      <style:text-properties fo:color="#292929" loext:opacity="100%" fo:font-size="13.6999998092651pt" officeooo:rsid="002283be"/>
    </style:style>
    <style:style style:name="T38" style:family="text">
      <style:text-properties fo:color="#292929" loext:opacity="100%" officeooo:rsid="002283be"/>
    </style:style>
    <style:style style:name="T39" style:family="text">
      <style:text-properties officeooo:rsid="00513e9b"/>
    </style:style>
    <style:style style:name="T40" style:family="text">
      <style:text-properties officeooo:rsid="002283be"/>
    </style:style>
    <style:style style:name="T41" style:family="text">
      <style:text-properties officeooo:rsid="0054a58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4" text:outline-level="1">Prot<text:span text:style-name="T1">ó</text:span>ti<text:span text:style-name="T1">pos</text:span></text:h>
      <text:p text:style-name="P2">No javascript, protótipo <text:span text:style-name="T2">(prototype)</text:span> <text:span text:style-name="T2">é uma propriedade que todos os objetos possuem. Tem como função possibilitar heranças. </text:span><text:span text:style-name="T9">É basicamente um mecanismo interno que permite aos objetos herdar propriedades e métodos de outros objetos.</text:span></text:p>
      <text:p text:style-name="P18"/>
      <text:p text:style-name="P19"><text:span text:style-name="T3">Cada objeto tem um link interno para um outro objeto chamado </text:span><text:span text:style-name="Source_20_Text"><text:span text:style-name="T5">prototype</text:span></text:span><text:span text:style-name="T3">. Esse objeto </text:span><text:span text:style-name="Source_20_Text"><text:span text:style-name="T5">prototype </text:span></text:span><text:span text:style-name="T3">também tem um atributo </text:span><text:span text:style-name="Source_20_Text"><text:span text:style-name="T5">prototype</text:span></text:span><text:span text:style-name="T3">, e assim por diante até o que o valor </text:span><text:span text:style-name="Source_20_Text"><text:span text:style-name="T5">null </text:span></text:span><text:span text:style-name="T3">seja encontrado como sendo o seu </text:span><text:span text:style-name="Source_20_Text"><text:span text:style-name="T5">prototype</text:span></text:span><text:span text:style-name="T3">.</text:span><text:span text:style-name="Source_20_Text"><text:span text:style-name="T5">null </text:span></text:span><text:span text:style-name="T3">que, por definição, não tem </text:span><text:span text:style-name="Source_20_Text"><text:span text:style-name="T5">prototype</text:span></text:span><text:span text:style-name="T3">, e age como </text:span><text:span text:style-name="T4">o</text:span><text:span text:style-name="T3"> link final nesta </text:span><text:span text:style-name="Strong_20_Emphasis"><text:span text:style-name="T6">cadeia de protótipos </text:span></text:span><text:span text:style-name="T3">(prototype chain).</text:span></text:p>
      <text:p text:style-name="P19"/>
      <text:p text:style-name="P36">Object.prototype </text:p>
      <text:p text:style-name="P37">_____________________________________________________________________</text:p>
      <text:h text:style-name="P35" text:outline-level="2">Adicionando via Protótipo</text:h>
      <text:p text:style-name="P4">Usando protype é possível adicionar propriedades e métodos em objetos. Essas propriedades e métodos <text:span text:style-name="T10">só serão visualizados quando acessados diretamente, ou seja, caso o objeto seja acessado não será possível ve-los: </text:span></text:p>
      <text:p text:style-name="P16">objeto.propriedade </text:p>
      <text:p text:style-name="P3"/>
      <text:p text:style-name="P7"><text:span text:style-name="T17">Objetos Literais -</text:span><text:span text:style-name="T16"> </text:span>Em objetos literais só é possível adicionar usando Object, ou seja, todos os objetos do codigo vão ganhar <text:span text:style-name="T11">uma</text:span> propriedade <text:span text:style-name="T11">ou objeto</text:span>, por isso não é uma boa pratica: <text:span text:style-name="T13">Object.prototype.prop</text:span><text:span text:style-name="T14">riedade</text:span><text:span text:style-name="T13"> </text:span><text:span text:style-name="T15">= valor </text:span></text:p>
      <text:p text:style-name="P5"/>
      <text:p text:style-name="P13">Ex:</text:p>
      <text:p text:style-name="P15">let pessoa = {nome: ‘rafael’}</text:p>
      <text:p text:style-name="P15">Object.prototype.idade = 19</text:p>
      <text:p text:style-name="P8"/>
      <text:p text:style-name="P8"><text:soft-page-break/><text:span text:style-name="T13">console.log(pessoa.idade) </text:span><text:s/>// 19</text:p>
      <text:p text:style-name="P6"/>
      <text:p text:style-name="P7"><text:span text:style-name="T17">Objetos não Literais -</text:span><text:span text:style-name="T16"> </text:span>Em objetos não literais <text:span text:style-name="T11">é possível adicionar diretamente, </text:span><text:span text:style-name="T12">essa adição não será no objeto em si mas sim na class ou função construtora: </text:span></text:p>
      <text:p text:style-name="P16"><text:span text:style-name="T12">class.prototype.prop</text:span><text:span text:style-name="T16">riedade</text:span><text:span text:style-name="T12"> = valor </text:span></text:p>
      <text:p text:style-name="P17">fncc.prototype.prop<text:span text:style-name="T16">riedade</text:span> = valor </text:p>
      <text:p text:style-name="P6"/>
      <text:p text:style-name="P14">Ex<text:span text:style-name="T16">1</text:span>:</text:p>
      <text:p text:style-name="P24">class Pessoa { </text:p>
      <text:p text:style-name="P25"><text:s text:c="5"/>nome = 'rafael' </text:p>
      <text:p text:style-name="P25">} </text:p>
      <text:p text:style-name="P25">Pessoa.prototype.idade = 19 </text:p>
      <text:p text:style-name="P25"/>
      <text:p text:style-name="P25">let pessoa = new Pessoa() </text:p>
      <text:p text:style-name="P23"/>
      <text:p text:style-name="P23"><text:span text:style-name="T13">console.log(pessoa) </text:span><text:s/>// Pessoa { nome: 'rafael' }</text:p>
      <text:p text:style-name="P23"><text:span text:style-name="T13">console.log(pessoa.idade) </text:span><text:s/>// 19</text:p>
      <text:p text:style-name="P33"/>
      <text:p text:style-name="P33">Ex2:</text:p>
      <text:p text:style-name="P25">function Gato() { </text:p>
      <text:p text:style-name="P25"><text:s text:c="5"/>this.pelo = true </text:p>
      <text:p text:style-name="P25">} </text:p>
      <text:p text:style-name="P25">Gato.prototype.patas = 4 </text:p>
      <text:p text:style-name="P25"/>
      <text:p text:style-name="P25">let gato = new Gato() </text:p>
      <text:p text:style-name="P23"/>
      <text:p text:style-name="P23"><text:span text:style-name="T13">console.log(gato) </text:span><text:s/>// Gato { pelo: true }</text:p>
      <text:p text:style-name="P9"><text:span text:style-name="T7">console.log(gato.patas) </text:span><text:span text:style-name="T8"><text:s/>// 4</text:span></text:p>
      <text:p text:style-name="P1"><text:soft-page-break/>_____________________________________________________________________</text:p>
      <text:h text:style-name="P35" text:outline-level="2">Herança Prototípica</text:h>
      <text:p text:style-name="P11">É a possibilidade de um objeto herdar métodos e propriedades de outro objeto através de protótipos. Herdando e utilizando de forma livre, como se fosse própria.Todos os objetos por padrão irão herdar métodos de Object, encontrado na raiz.</text:p>
      <text:p text:style-name="P11"/>
      <text:p text:style-name="P12">A principal caracteristica que permite a herança é a cadeia de prototipos, já que o javascript vai pulando de protótipo em protótipo do objeto até encontrar o metodo ou propriedade requerida, ou seja, na verdade os dados são herdados do prototipo do objeto e não dele sim.</text:p>
      <text:p text:style-name="P12"/>
      <text:p text:style-name="P31">Ex<text:span text:style-name="T20">1</text:span>:</text:p>
      <text:p text:style-name="P21">// Definindo um objeto "Pai"</text:p>
      <text:p text:style-name="P26">var Pai = { </text:p>
      <text:p text:style-name="P26"><text:span text:style-name="T22"><text:s text:c="5"/></text:span>nome: "John", </text:p>
      <text:p text:style-name="P27"><text:span text:style-name="T22"><text:s text:c="5"/></text:span>idade: 40, </text:p>
      <text:p text:style-name="P27"><text:span text:style-name="T22"><text:s text:c="5"/></text:span>saudacao: function() { </text:p>
      <text:p text:style-name="P27"><text:span text:style-name="T22"><text:s text:c="10"/></text:span>console.log("Olá, eu sou o " + this.nome + "!") </text:p>
      <text:p text:style-name="P27"><text:span text:style-name="T22"><text:s text:c="5"/></text:span>} </text:p>
      <text:p text:style-name="P26">} </text:p>
      <text:p text:style-name="P29"/>
      <text:p text:style-name="P20">// Criando um objeto "Filho" que herda do objeto "Pai"</text:p>
      <text:p text:style-name="P26">var Filho = Object.create(Pai) </text:p>
      <text:p text:style-name="P26">Filho.nome = "Jake" </text:p>
      <text:p text:style-name="P26">Filho.idade = 15 </text:p>
      <text:p text:style-name="P26">Filho.escola = "Escola XYZ" </text:p>
      <text:p text:style-name="P29"/>
      <text:p text:style-name="P20"/>
      <text:p text:style-name="P20"><text:soft-page-break/>// Adicionando um método exclusivo para o objeto "Filho"</text:p>
      <text:p text:style-name="P26">Filho.estudar = function() { </text:p>
      <text:p text:style-name="P28"><text:span text:style-name="T22"><text:s text:c="5"/></text:span>console.log(this.nome + " está estudando na " + this.escola + ".") </text:p>
      <text:p text:style-name="P26">} </text:p>
      <text:p text:style-name="P20"/>
      <text:p text:style-name="P20">// Utilizando os objetos</text:p>
      <text:p text:style-name="P20"><text:span text:style-name="T13">Filho.saudacao() </text:span><text:s/>// Olá, eu sou o Jake!</text:p>
      <text:p text:style-name="P20"><text:span text:style-name="T13">Filho.estudar() </text:span><text:s/>// Jake está estudando na Escola XYZ.</text:p>
      <text:p text:style-name="P21"/>
      <text:p text:style-name="P30"/>
      <text:p text:style-name="P32">Ex2:</text:p>
      <text:p text:style-name="P22">// Definindo a classe "Pai"</text:p>
      <text:p text:style-name="P26">class Pai { </text:p>
      <text:p text:style-name="P28"><text:span text:style-name="T22"><text:s text:c="5"/></text:span>constructor(nome, idade) { </text:p>
      <text:p text:style-name="P28"><text:span text:style-name="T22"><text:s text:c="10"/></text:span>this.nome = nome </text:p>
      <text:p text:style-name="P28"><text:span text:style-name="T22"><text:s text:c="10"/></text:span>this.idade = idade </text:p>
      <text:p text:style-name="P28"><text:span text:style-name="T22"><text:s text:c="5"/></text:span>} </text:p>
      <text:p text:style-name="P28"><text:span text:style-name="T22"><text:s text:c="5"/></text:span>saudacao() { </text:p>
      <text:p text:style-name="P28"><text:span text:style-name="T22"><text:s text:c="10"/></text:span>console.log(`Olá, eu sou o ${this.nome}!`) </text:p>
      <text:p text:style-name="P28"><text:span text:style-name="T22"><text:s text:c="5"/></text:span>} </text:p>
      <text:p text:style-name="P26">} </text:p>
      <text:p text:style-name="P20"/>
      <text:p text:style-name="P20">// Definindo a classe "Filho" que herda da classe "Pai"</text:p>
      <text:p text:style-name="P26">class Filho extends <text:span text:style-name="T21">Pai</text:span> { </text:p>
      <text:p text:style-name="P28"><text:span text:style-name="T22"><text:s text:c="5"/></text:span>constructor(nome, idade, escola) { </text:p>
      <text:p text:style-name="P28"><text:span text:style-name="T22"><text:s text:c="10"/></text:span>super(nome, idade) </text:p>
      <text:p text:style-name="P28"><text:span text:style-name="T22"><text:s text:c="10"/></text:span>this.escola = escola </text:p>
      <text:p text:style-name="P28"><text:span text:style-name="T22"><text:s text:c="5"/></text:span>} </text:p>
      <text:p text:style-name="P28"><text:span text:style-name="T22"><text:s text:c="5"/></text:span>estudar() {</text:p>
      <text:p text:style-name="P28"><text:span text:style-name="T22"><text:s text:c="10"/></text:span>console.log(`${this.nome} está estudando na ${this.escola}.`)</text:p>
      <text:p text:style-name="P28"><text:soft-page-break/><text:span text:style-name="T22"><text:s text:c="5"/></text:span>}</text:p>
      <text:p text:style-name="P26">}</text:p>
      <text:p text:style-name="P20"/>
      <text:p text:style-name="P20">// Utilizando os objetos</text:p>
      <text:p text:style-name="P26">const pai = new Pai("John", 40)</text:p>
      <text:p text:style-name="P20"><text:span text:style-name="T13">pai.saudacao() </text:span><text:s/>// Olá, eu sou o John!</text:p>
      <text:p text:style-name="P20"/>
      <text:p text:style-name="P26">const filho = new Filho("Jake", 15, "Escola XYZ")</text:p>
      <text:p text:style-name="P20"><text:span text:style-name="T13">filho.saudacao() </text:span><text:s/>// Olá, eu sou o Jake!</text:p>
      <text:p text:style-name="P29"><text:span text:style-name="T19">filho.estudar() </text:span><text:span text:style-name="T18"><text:s/>// Jake está estudando na Escola XYZ.</text:span></text:p>
      <text:p text:style-name="P1">_____________________________________________________________________</text:p>
      <text:h text:style-name="P35" text:outline-level="2">Cadeia de Protótipos <text:span text:style-name="T39">(Prototype Chain)</text:span></text:h>
      <text:p text:style-name="P39">Podemos descrever a cadeia de prototipos como uma corrente, tendo como base o objeto atual e no topo o null (primeiro elo), ou seja, <text:span text:style-name="T40">o </text:span>engine <text:span text:style-name="T40">do JS percorre toda a cadeia do elo mais baixo (nosso objeto) até o elo mais alto (que é o </text:span>null<text:span text:style-name="T40">), a primeira propriedade que ele encontrar vai ser a que vamos obter como resposta, se não teremos um belo </text:span>undefined.</text:p>
      <text:p text:style-name="P39"/>
      <text:p text:style-name="P40"><text:span text:style-name="T31">Basicamente q</text:span><text:span text:style-name="T30">uando uma propriedade ou método é acessado em um objeto, o JavaScript primeiro verifica se essa propriedade ou método existe no próprio objeto. Se não for encontrado, o JavaScript procurará no protótipo do objeto. Esse processo continua até que a propriedade ou método seja encontrado ou até que a cadeia de protótipos termine.</text:span></text:p>
      <text:p text:style-name="P1">_____________________________________________________________________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re Franklin" svg:font-family="'Libre Franklin', 'Helvetica Neue', helvetica, arial, sans-serif"/>
    <style:font-face style:name="Lohit Devanagari1" svg:font-family="'Lohit Devanagari'"/>
    <style:font-face style:name="source-code-pro" svg:font-family="source-code-pro, Menlo, Monaco, 'Courier New', Courier, monospace"/>
    <style:font-face style:name="source-serif-pro" svg:font-family="source-serif-pro, Georgia, Cambria, 'Times New Roman', Times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9T02:49:38.218940928</meta:creation-date>
    <dc:date>2023-05-11T08:24:40.762812021</dc:date>
    <meta:editing-duration>PT14H23M49S</meta:editing-duration>
    <meta:editing-cycles>24</meta:editing-cycles>
    <meta:generator>LibreOffice/7.0.4.2$Linux_X86_64 LibreOffice_project/00$Build-2</meta:generator>
    <meta:document-statistic meta:table-count="0" meta:image-count="0" meta:object-count="0" meta:page-count="5" meta:paragraph-count="89" meta:word-count="672" meta:character-count="4599" meta:non-whitespace-character-count="3816"/>
  </office:meta>
</office:document-meta>
</file>